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20.249cm" fo:margin-left="0.76cm" table:align="left"/>
    </style:style>
    <style:style style:name="Tabla2.A" style:family="table-column">
      <style:table-column-properties style:column-width="2.402cm"/>
    </style:style>
    <style:style style:name="Tabla2.B" style:family="table-column">
      <style:table-column-properties style:column-width="11.091cm"/>
    </style:style>
    <style:style style:name="Tabla2.C" style:family="table-column">
      <style:table-column-properties style:column-width="3.806cm"/>
    </style:style>
    <style:style style:name="Tabla2.D" style:family="table-column">
      <style:table-column-properties style:column-width="2.949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fo:keep-together="always"/>
    </style:style>
    <style:style style:name="Tabla2.A2" style:family="table-cell">
      <style:table-cell-properties style:vertical-align="middle" fo:padding="0.097cm" fo:border="none"/>
    </style:style>
    <style:style style:name="P1" style:family="paragraph" style:parent-style-name="Header">
      <style:text-properties officeooo:rsid="00155968" officeooo:paragraph-rsid="00155968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officeooo:rsid="0019d81c" officeooo:paragraph-rsid="001fd64c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paragraph-rsid="0019d81c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normal" officeooo:paragraph-rsid="0019d81c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/>
      <style:text-properties fo:font-size="10pt" fo:font-style="normal" fo:font-weight="normal" officeooo:paragraph-rsid="0018ea0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50%"/>
      <style:text-properties fo:font-size="10pt" fo:font-style="normal" fo:font-weight="normal" officeooo:paragraph-rsid="00249c2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50%"/>
      <style:text-properties fo:font-size="10pt" fo:font-style="normal" fo:font-weight="normal" officeooo:paragraph-rsid="0020853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50%"/>
      <style:text-properties fo:font-size="10pt" fo:font-style="normal" fo:font-weight="normal" officeooo:paragraph-rsid="002fed7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50%"/>
      <style:text-properties fo:font-size="10pt" fo:font-style="normal" fo:font-weight="normal" officeooo:rsid="001edc20" officeooo:paragraph-rsid="00249c2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50%"/>
      <style:text-properties fo:font-size="10pt" fo:font-style="normal" fo:font-weight="normal" officeooo:rsid="001edc20" officeooo:paragraph-rsid="003b05a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0.997cm"/>
        </style:tab-stops>
      </style:paragraph-properties>
      <style:text-properties fo:font-size="10pt" fo:font-style="normal" fo:font-weight="normal" officeooo:rsid="001edc20" officeooo:paragraph-rsid="000f629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200%"/>
      <style:text-properties fo:font-size="10pt" fo:font-style="normal" fo:font-weight="normal" officeooo:paragraph-rsid="002fed7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officeooo:paragraph-rsid="000f629c"/>
    </style:style>
    <style:style style:name="P14" style:family="paragraph" style:parent-style-name="Standard">
      <style:paragraph-properties fo:line-height="200%"/>
      <style:text-properties officeooo:paragraph-rsid="0029a108"/>
    </style:style>
    <style:style style:name="P15" style:family="paragraph" style:parent-style-name="Standard">
      <style:paragraph-properties fo:line-height="100%" fo:text-align="center" style:justify-single-word="false"/>
      <style:text-properties style:font-name="DejaVu Sans Mono" fo:font-size="8pt" fo:font-style="normal" style:text-underline-style="none" fo:font-weight="normal" officeooo:rsid="001edc20" officeooo:paragraph-rsid="0029a10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line-height="100%"/>
      <style:text-properties style:font-name="DejaVu Sans Mono" fo:font-size="8pt" fo:font-style="normal" style:text-underline-style="none" fo:font-weight="normal" officeooo:rsid="001edc20" officeooo:paragraph-rsid="0029a10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line-height="100%"/>
      <style:text-properties style:font-name="DejaVu Sans Mono" fo:font-size="8pt" fo:letter-spacing="0.014cm" fo:font-style="normal" style:text-underline-style="none" fo:font-weight="normal" officeooo:rsid="001edc20" officeooo:paragraph-rsid="0029a10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29a10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Frame_20_contents">
      <style:paragraph-properties fo:text-align="center" style:justify-single-word="false"/>
      <style:text-properties style:font-name="DejaVu Sans Mono" fo:font-size="7pt" officeooo:paragraph-rsid="003553f4" style:font-size-asian="7pt" style:font-size-complex="7pt"/>
    </style:style>
    <style:style style:name="P20" style:family="paragraph" style:parent-style-name="Frame_20_contents">
      <style:text-properties style:font-name="DejaVu Sans Mono" fo:font-size="8pt" fo:letter-spacing="0.014cm" fo:font-style="normal" style:text-underline-style="none" fo:font-weight="normal" officeooo:rsid="001edc20" officeooo:paragraph-rsid="003553f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Frame_20_contents">
      <style:text-properties officeooo:paragraph-rsid="003553f4"/>
    </style:style>
    <style:style style:name="P22" style:family="paragraph" style:parent-style-name="Frame_20_contents">
      <style:text-properties fo:letter-spacing="0.014cm" officeooo:paragraph-rsid="003553f4"/>
    </style:style>
    <style:style style:name="T1" style:family="text">
      <style:text-properties fo:letter-spacing="0.014cm" fo:font-style="normal" style:text-underline-style="none" fo:font-weight="normal" officeooo:rsid="001edc20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edc2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DejaVu Sans Mono" fo:font-size="8pt" fo:font-style="normal" style:text-underline-style="none" fo:font-weight="normal" officeooo:rsid="001edc2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letter-spacing="0.014cm" fo:font-style="normal" style:text-underline-style="none" fo:font-weight="normal" officeooo:rsid="001edc2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/></text:p>
      <text:p text:style-name="P13"/>
      <text:p text:style-name="P13"/>
      <text:p text:style-name="P13"/>
      <text:p text:style-name="P13"/>
      <text:p text:style-name="P11"/>
      <text:p text:style-name="P10"/>
      <text:p text:style-name="P9"><draw:frame draw:style-name="fr2" draw:name="Marco2" text:anchor-type="paragraph" svg:x="3.905cm" svg:y="0.376cm" svg:width="9.139cm" draw:z-index="1"><draw:text-box fo:min-height="0.494cm"><text:p text:style-name="P20"><text:placeholder text:placeholder-type="text">&lt;o.date&gt;</text:placeholder></text:p></draw:text-box></draw:frame><draw:frame draw:style-name="fr2" draw:name="Marco3" text:anchor-type="paragraph" svg:x="13.042cm" svg:y="0.376cm" svg:width="7.916cm" draw:z-index="2"><draw:text-box fo:min-height="0.494cm"><text:p text:style-name="P22"><text:span text:style-name="T6"><text:placeholder text:placeholder-type="text">&lt;o.min_date&gt;</text:placeholder></text:span><text:span text:style-name="T6"> <text:s/></text:span></text:p></draw:text-box></draw:frame> </text:p>
      <text:p text:style-name="P6"/>
      <text:p text:style-name="P5"><draw:frame draw:style-name="fr2" draw:name="Marco4" text:anchor-type="paragraph" svg:x="3.884cm" svg:y="-0.118cm" svg:width="17.007cm" draw:z-index="3"><draw:text-box fo:min-height="0.494cm"><text:p text:style-name="P22"><text:span text:style-name="T6"><text:placeholder text:placeholder-type="text">&lt;o.origin_address&gt;</text:placeholder></text:span><text:span text:style-name="T6"> <text:s text:c="2"/></text:span></text:p></draw:text-box></draw:frame> <text:s text:c="82"/></text:p>
      <text:p text:style-name="P7"><draw:frame draw:style-name="fr2" draw:name="Marco5" text:anchor-type="paragraph" svg:x="3.884cm" svg:y="0.044cm" svg:width="17.03cm" draw:z-index="4"><draw:text-box fo:min-height="0.494cm"><text:p text:style-name="P21"><text:span text:style-name="T7"><text:placeholder text:placeholder-type="text">&lt;o.delivery_address&gt;</text:placeholder></text:span><text:span text:style-name="T7"> <text:s/></text:span><text:span text:style-name="T6"><text:s/></text:span></text:p></draw:text-box></draw:frame> <text:s text:c="30"/></text:p>
      <text:p text:style-name="P8"><draw:frame draw:style-name="fr2" draw:name="Marco1" text:anchor-type="paragraph" svg:x="6.967cm" svg:y="0.249cm" svg:width="12.793cm" draw:z-index="0"><draw:text-box fo:min-height="0.494cm"><text:p text:style-name="P22"><text:span text:style-name="T6"><text:placeholder text:placeholder-type="text">&lt;o.name&gt;</text:placeholder></text:span><text:span text:style-name="T6"> </text:span></text:p></draw:text-box></draw:frame> <text:s text:c="88"/></text:p>
      <text:p text:style-name="P8"><draw:frame draw:style-name="fr2" draw:name="Marco6" text:anchor-type="paragraph" svg:x="3.865cm" svg:y="0.409cm" svg:width="16.279cm" draw:z-index="5"><draw:text-box fo:min-height="0.494cm"><text:p text:style-name="P22"><text:span text:style-name="T6"><text:placeholder text:placeholder-type="text">&lt;o.doc_number&gt;</text:placeholder></text:span><text:span text:style-name="T6"> </text:span></text:p></draw:text-box></draw:frame></text:p>
      <text:p text:style-name="P8"><draw:frame draw:style-name="fr2" draw:name="Marco7" text:anchor-type="paragraph" svg:x="17.209cm" svg:y="0.286cm" svg:width="2.554cm" draw:z-index="6"><draw:text-box fo:min-height="0.494cm"><text:p text:style-name="P21"><text:span text:style-name="T6"><text:placeholder text:placeholder-type="text">&lt;o.vehicle_transport&gt;</text:placeholder></text:span><text:span text:style-name="T6"> <text:s/></text:span></text:p></draw:text-box></draw:frame></text:p>
      <text:p text:style-name="P8"><draw:frame draw:style-name="fr2" draw:name="Marco9" text:anchor-type="paragraph" svg:x="17.194cm" svg:y="0.4cm" svg:width="2.568cm" draw:z-index="7"><draw:text-box fo:min-height="0.494cm"><text:p text:style-name="P21"><text:span text:style-name="T6"><text:placeholder text:placeholder-type="text">&lt;o.constancia&gt;</text:placeholder></text:span><text:span text:style-name="T6"> <text:s/></text:span></text:p></draw:text-box></draw:frame><draw:frame draw:style-name="fr2" draw:name="Marco8" text:anchor-type="paragraph" svg:x="5.105cm" svg:y="0.4cm" svg:width="12.091cm" draw:z-index="11"><draw:text-box fo:min-height="0.494cm"><text:p text:style-name="P21"><text:span text:style-name="T6"><text:placeholder text:placeholder-type="text">&lt;o.name_transport&gt;</text:placeholder></text:span><text:span text:style-name="T6"> </text:span></text:p></draw:text-box></draw:frame></text:p>
      <text:p text:style-name="P8"/>
      <text:p text:style-name="P12"><draw:frame draw:style-name="fr2" draw:name="Marco10" text:anchor-type="paragraph" svg:x="5.126cm" svg:y="-0.076cm" svg:width="12.051cm" draw:z-index="8"><draw:text-box fo:min-height="0.494cm"><text:p text:style-name="P21"><text:span text:style-name="T6"><text:placeholder text:placeholder-type="text">&lt;o.ruc_transport&gt;</text:placeholder></text:span><text:span text:style-name="T6"> <text:s text:c="3"/></text:span></text:p></draw:text-box></draw:frame><draw:frame draw:style-name="fr2" draw:name="Marco11" text:anchor-type="paragraph" svg:x="17.175cm" svg:y="-0.076cm" svg:width="2.524cm" draw:z-index="9"><draw:text-box fo:min-height="0.494cm"><text:p text:style-name="P21"><text:span text:style-name="T6"><text:placeholder text:placeholder-type="text">&lt;o.nro_licencia&gt;</text:placeholder></text:span><text:span text:style-name="T6"> <text:s text:c="3"/></text:span></text:p></draw:text-box></draw:frame>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16"><text:placeholder text:placeholder-type="text">&lt;for each="line in o.lines"&gt;</text:placeholder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5"><text:placeholder text:placeholder-type="text">&lt;line.qty&gt;</text:placeholder></text:p>
          </table:table-cell>
          <table:table-cell table:style-name="Tabla2.A2" office:value-type="string">
            <text:p text:style-name="P17"><text:placeholder text:placeholder-type="text">&lt;line.description&gt;</text:placeholder></text:p>
          </table:table-cell>
          <table:table-cell table:style-name="Tabla2.A2" office:value-type="string">
            <text:p text:style-name="P18"><text:placeholder text:placeholder-type="text">&lt;line.unit_uom&gt;</text:placeholder></text:p>
          </table:table-cell>
          <table:table-cell table:style-name="Tabla2.A2" office:value-type="string">
            <text:p text:style-name="P15"><text:placeholder text:placeholder-type="text">&lt;line.peso&gt;</text:placeholder></text:p>
          </table:table-cell>
        </table:table-row>
        <table:table-row>
          <table:table-cell table:style-name="Tabla2.A1" table:number-columns-spanned="4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4"/>
      <text:p text:style-name="P3"><text:s text:c="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5968" officeooo:paragraph-rsid="00155968"/>
    </style:style>
    <style:style style:name="MP2" style:family="paragraph" style:parent-style-name="Standard">
      <style:paragraph-properties fo:text-align="center" style:justify-single-word="false"/>
      <style:text-properties fo:font-style="normal" fo:font-weight="normal" officeooo:rsid="0019d81c" officeooo:paragraph-rsid="001fd64c" fo:background-color="transparent" style:font-style-asian="normal" style:font-weight-asian="normal" style:font-style-complex="normal" style:font-weight-complex="normal"/>
    </style:style>
    <style:style style:name="MP3" style:family="paragraph" style:parent-style-name="Frame_20_contents">
      <style:paragraph-properties fo:text-align="center" style:justify-single-word="false"/>
      <style:text-properties style:font-name="DejaVu Sans Mono" fo:font-size="7pt" officeooo:paragraph-rsid="003553f4" style:font-size-asian="7pt" style:font-size-complex="7pt"/>
    </style:style>
    <style:style style:name="MT1" style:family="text">
      <style:text-properties fo:letter-spacing="0.014cm" fo:font-style="normal" style:text-underline-style="none" fo:font-weight="normal" officeooo:rsid="001edc20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style:text-underline-style="none" fo:font-weight="normal" officeooo:rsid="001edc20" fo:background-color="transparent" loext:char-shading-value="0" style:font-style-asian="normal" style:font-weight-asian="normal" style:font-style-complex="normal" style:font-weight-complex="normal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/>
    </style:style>
    <style:page-layout style:name="Mpm1">
      <style:page-layout-properties fo:page-width="24.1cm" fo:page-height="28cm" style:num-format="1" style:print-orientation="portrait" fo:margin-top="1.199cm" fo:margin-bottom="0.801cm" fo:margin-left="0.199cm" fo:margin-right="1.00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Marco12" text:anchor-type="paragraph" svg:y="0.099cm" svg:width="4.588cm" draw:z-index="10"><draw:text-box fo:min-height="0.395cm"><text:p text:style-name="MP3"><text:s text:c="2"/><text:span text:style-name="MT1"><text:placeholder text:placeholder-type="text">&lt;o.null&gt;</text:placeholder></text:span><text:span text:style-name="MT2"> <text:s text:c="4"/></text:span></text:p></draw:text-box></draw:frame><text:span text:style-name="MT3"> <text:s text:c="89"/></text:span><text:s text:c="30"/><text:span text:style-name="MT4"><text:s text:c="9"/></text:span><text:span text:style-name="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10-29T16:21:35</meta:creation-date>
    <dc:date>2016-05-06T16:01:03.441465801</dc:date>
    <dc:language>en-US</dc:language>
    <meta:editing-cycles>114</meta:editing-cycles>
    <meta:editing-duration>PT4H24M36S</meta:editing-duration>
    <meta:print-date>2016-04-15T13:49:38.807031635</meta:print-date>
    <meta:document-statistic meta:table-count="1" meta:image-count="0" meta:object-count="0" meta:page-count="1" meta:paragraph-count="25" meta:word-count="21" meta:character-count="660" meta:non-whitespace-character-count="263"/>
    <meta:user-defined meta:name="Info 1"/>
    <meta:user-defined meta:name="Info 2"/>
    <meta:user-defined meta:name="Info 3"/>
    <meta:user-defined meta:name="Info 4"/>
  </office:meta>
</office:document-meta>
</file>